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7cm"/>
    </style:style>
    <style:style style:name="co2" style:family="table-column">
      <style:table-column-properties fo:break-before="auto" style:column-width="8.0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hidden-and-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otected="true" table:protection-key="+b5qa5wj9patopFjX9pa6xjAjXg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wort</text:p>
          </table:table-cell>
          <table:table-cell table:style-name="ce4"/>
          <table:table-cell/>
          <table:table-cell office:value-type="string" calcext:value-type="string">
            <text:p>Multiplikation bitte mit * schreiben, Bsp.: 10*-7</text:p>
          </table:table-cell>
        </table:table-row>
        <table:table-row table:style-name="ro1">
          <table:table-cell office:value-type="string" calcext:value-type="string">
            <text:p>Aktuelle Geschwindigkeit</text:p>
          </table:table-cell>
          <table:table-cell table:style-name="ce5"/>
          <table:table-cell/>
          <table:table-cell office:value-type="string" calcext:value-type="string">
            <text:p>erhöhte Zahlen bitte mit ^ schreiben, Bsp.: 10^-7</text:p>
          </table:table-cell>
        </table:table-row>
        <table:table-row table:style-name="ro1">
          <table:table-cell office:value-type="string" calcext:value-type="string">
            <text:p>Benötigte Geschwindigkeit</text:p>
          </table:table-cell>
          <table:table-cell table:style-name="ce5"/>
          <table:table-cell/>
          <table:table-cell office:value-type="string" calcext:value-type="string">
            <text:p>keine Leerzeichen verwenden!</text:p>
          </table:table-cell>
        </table:table-row>
        <table:table-row table:style-name="ro1">
          <table:table-cell office:value-type="string" calcext:value-type="string">
            <text:p>Masse der Erd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Entfernung zur Erd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Kursänderungszeit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us</text:p>
          </table:table-cell>
          <table:table-cell table:style-name="ce6" table:formula="of:=IF([.C8] = &quot;Kurs gefunden&quot;; &quot;Kurs gefunden&quot;; &quot;kein Kurs gefunden&quot;)" office:value-type="string" office:string-value="kein Kurs gefunden" calcext:value-type="string">
            <text:p>kein Kurs gefunden</text:p>
          </table:table-cell>
          <table:table-cell table:style-name="ce7" table:formula="of:=IF(AND([.B1]=325365;[.B2]=27384;[.B3]=2195;[.B4]=&quot;5,9736*10^24&quot;;[.B5]=&quot;3,6*10^-5&quot;;[.B6]=&quot;1:12:35:813&quot;);&quot;Kurs gefunden&quot;;&quot;kein Kurs gefunden&quot;)" office:value-type="string" office:string-value="kein Kurs gefunden" calcext:value-type="string">
            <text:p>kein Kurs gefunden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 table:formula="of:=IF([.C8] = &quot;Kurs gefunden&quot;; &quot;Was ist eine datensparsame Office Anwendung?&quot;; &quot;&quot;)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22:36:23.4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9:23:05.461000000</meta:creation-date>
    <dc:date>2021-05-18T22:37:15.062000000</dc:date>
    <meta:editing-duration>PT18M1S</meta:editing-duration>
    <meta:editing-cycles>6</meta:editing-cycles>
    <meta:generator>LibreOffice/7.1.3.2$Windows_X86_64 LibreOffice_project/47f78053abe362b9384784d31a6e56f8511eb1c1</meta:generator>
    <meta:document-statistic meta:table-count="1" meta:cell-count="13" meta:object-count="0"/>
  </office:meta>
</office:document-meta>
</file>